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MS Gothic" svg:font-family="'MS Gothic'" style:font-pitch="variable"/>
    <style:font-face style:name="Noto Sans" svg:font-family="'Noto Sans'" style:font-family-generic="swiss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  <style:font-face style:name="Tahoma" svg:font-family="Tahoma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gradient" draw:fill-color="#ffffff" draw:secondary-fill-color="#d4ea6b" draw:fill-gradient-name="Gradient_20_164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64" draw:opacity="100%" draw:textarea-horizontal-align="center" draw:textarea-vertical-align="middle" draw:auto-grow-height="false" draw:fit-to-size="false" style:shrink-to-fit="false" fo:min-height="4.145cm" fo:min-width="8.334cm" fo:padding-top="0.143cm" fo:padding-bottom="0.143cm" fo:padding-left="0.263cm" fo:padding-right="0.263cm" fo:wrap-option="wrap" draw:shadow="visible" draw:shadow-offset-x="0.071cm" draw:shadow-offset-y="0.071cm" draw:shadow-color="#808080" draw:shadow-opacity="50%" style:run-through="foreground" style:wrap="run-through" style:number-wrapped-paragraphs="no-limit" style:vertical-pos="from-top" style:vertical-rel="paragraph-content" style:horizontal-pos="center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Gray" draw:style-name="gr1" draw:text-style-name="P2" svg:width="8.859cm" svg:height="4.43cm" svg:x="4.071cm" svg:y="4.247cm"><text:p text:style-name="P1"><text:span text:style-name="T1">Fontwork Text 1</text:span></text:p><text:p text:style-name="P1"><text:span text:style-name="T1">Fontwork Text 2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MS Gothic" svg:font-family="'MS Gothic'" style:font-pitch="variable"/>
    <style:font-face style:name="Noto Sans" svg:font-family="'Noto Sans'" style:font-family-generic="swiss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  <style:font-face style:name="Tahoma" svg:font-family="Tahoma" style:font-pitch="variable"/>
  </office:font-face-decls>
  <office:styles>
    <draw:gradient draw:name="Gradient_20_164" draw:display-name="Gradient 164" draw:style="linear" draw:start-color="#808080" draw:end-color="#ffffff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1" style:font-size-asian="10.5pt" style:language-asian="none" style:country-asian="none" style:font-name-complex="Lohit Devanagari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1" style:font-size-asian="10.5pt" style:language-asian="none" style:country-asian="none" style:font-name-complex="Lohit Devanagari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1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5T17:19:50.972288272</meta:creation-date>
    <dc:title>Modern</dc:title>
    <meta:generator>LibreOfficeDev/7.3.0.0.alpha0$Linux_X86_64 LibreOffice_project/d9a5302ca8bef90914539c12adb6c81496c28504</meta:generator>
    <meta:editing-duration>PT1M52S</meta:editing-duration>
    <meta:editing-cycles>3</meta:editing-cycles>
    <meta:initial-creator>F </meta:initial-creator>
    <dc:date>2021-06-25T17:22:25.704803130</dc: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Modern" xlink:href="../../../usr/lib64/libreoffice/share/template/common/styles/Modern.ott" meta:date="2021-06-25T17:19:49.934329011"/>
  </office:meta>
</office:document-meta>
</file>